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b2a" officeooo:paragraph-rsid="00107b2a"/>
    </style:style>
    <style:style style:name="P2" style:family="paragraph" style:parent-style-name="Standard">
      <style:text-properties officeooo:rsid="0010deac" officeooo:paragraph-rsid="0010deac"/>
    </style:style>
    <style:style style:name="P3" style:family="paragraph" style:parent-style-name="Standard">
      <style:text-properties officeooo:rsid="0011e119" officeooo:paragraph-rsid="0011e119"/>
    </style:style>
    <style:style style:name="T1" style:family="text">
      <style:text-properties officeooo:rsid="0010deac"/>
    </style:style>
    <style:style style:name="T2" style:family="text">
      <style:text-properties officeooo:rsid="0011e1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: AI agent ,analyst looking for current acc </text:p>
      <text:p text:style-name="P1">macro eco indicators : inflation histor<text:span text:style-name="T1">ical</text:span> relation,</text:p>
      <text:p text:style-name="P1">impact on overall economy. </text:p>
      <text:p text:style-name="P1">Pak boom burst cycle </text:p>
      <text:p text:style-name="P1">isko ye cheezain pata honi chahiye</text:p>
      <text:p text:style-name="P1">Acritecture as well for the entire ai agent with DB. </text:p>
      <text:p text:style-name="P1">MCB servers, and making architecture, </text:p>
      <text:p text:style-name="P1">Goal: isko train karna, updates his memory. Koi correction hui ho to usko repeat nai hona chahiye ye hai isme memory update. </text:p>
      <text:p text:style-name="P1"/>
      <text:p text:style-name="P2">AI orchestration. <text:line-break/><text:span text:style-name="T2">Ye agent fiscal year pe chalna chahiye. </text:span></text:p>
      <text:p text:style-name="P3">Remitancecs, </text:p>
      <text:p text:style-name="P3">pbs</text:p>
      <text:p text:style-name="P3">ye agent basically prediction kare is current account data. 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0T18:24:17.143353649</meta:creation-date>
    <dc:date>2025-11-10T19:01:50.261206076</dc:date>
    <meta:editing-duration>PT5S</meta:editing-duration>
    <meta:editing-cycles>1</meta:editing-cycles>
    <meta:document-statistic meta:table-count="0" meta:image-count="0" meta:object-count="0" meta:page-count="1" meta:paragraph-count="12" meta:word-count="86" meta:character-count="534" meta:non-whitespace-character-count="450"/>
    <meta:generator>LibreOffice/24.2.7.2$Linux_X86_64 LibreOffice_project/420$Build-2</meta:generator>
  </office:meta>
</office:document-meta>
</file>